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3a4f" officeooo:paragraph-rsid="000f3a4f"/>
    </style:style>
    <style:style style:name="P2" style:family="paragraph" style:parent-style-name="Standard">
      <style:text-properties fo:font-weight="bold" officeooo:rsid="000f3a4f" officeooo:paragraph-rsid="000f3a4f" style:font-weight-asian="bold" style:font-weight-complex="bold"/>
    </style:style>
    <style:style style:name="P3" style:family="paragraph" style:parent-style-name="Standard">
      <style:text-properties fo:color="#193300" officeooo:rsid="000f3a4f" officeooo:paragraph-rsid="000f3a4f"/>
    </style:style>
    <style:style style:name="P4" style:family="paragraph" style:parent-style-name="Standard">
      <style:text-properties fo:color="#000080" officeooo:rsid="000f3a4f" officeooo:paragraph-rsid="000f3a4f"/>
    </style:style>
    <style:style style:name="P5" style:family="paragraph" style:parent-style-name="Standard">
      <style:text-properties fo:color="#314004" officeooo:rsid="000f3a4f" officeooo:paragraph-rsid="000f3a4f"/>
    </style:style>
    <style:style style:name="T1" style:family="text">
      <style:text-properties fo:color="#ff3333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color="#333333"/>
    </style:style>
    <style:style style:name="T4" style:family="text">
      <style:text-properties fo:color="#00ffff"/>
    </style:style>
    <style:style style:name="T5" style:family="text">
      <style:text-properties fo:color="#19330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/>
    </style:style>
    <style:style style:name="T8" style:family="text">
      <style:text-properties fo:color="#ff950e"/>
    </style:style>
    <style:style style:name="T9" style:family="text">
      <style:text-properties fo:color="#000080"/>
    </style:style>
    <style:style style:name="T10" style:family="text">
      <style:text-properties fo:color="#c5000b"/>
    </style:style>
    <style:style style:name="T11" style:family="text">
      <style:text-properties fo:color="#ff420e"/>
    </style:style>
    <style:style style:name="T12" style:family="text">
      <style:text-properties fo:color="#3140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embly code for a simple C – program:</text:p>
      <text:p text:style-name="P1"/>
      <text:p text:style-name="P1"><text:tab/> <text:s text:c="3"/><text:span text:style-name="T2"># C code</text:span></text:p>
      <text:p text:style-name="P1"><text:tab/> <text:s text:c="3"/></text:p>
      <text:p text:style-name="P1"><text:tab/> <text:s text:c="3"/><text:span text:style-name="T5">int <text:s text:c="4"/>main()</text:span></text:p>
      <text:p text:style-name="P3"><text:tab/> <text:s text:c="3"/>{</text:p>
      <text:p text:style-name="P3"><text:tab/><text:tab/>int <text:s text:c="4"/>x, y, z;</text:p>
      <text:p text:style-name="P3"><text:tab/><text:tab/></text:p>
      <text:p text:style-name="P3"><text:tab/><text:tab/>x = 5;</text:p>
      <text:p text:style-name="P3"><text:tab/><text:tab/>y = 3;</text:p>
      <text:p text:style-name="P3"><text:tab/><text:tab/>z = x + y - 2;</text:p>
      <text:p text:style-name="P3"><text:tab/><text:tab/>return z;</text:p>
      <text:p text:style-name="P3"><text:tab/> <text:s text:c="3"/>}</text:p>
      <text:p text:style-name="P1"><text:tab/> <text:s text:c="3"/></text:p>
      <text:p text:style-name="P1"/>
      <text:p text:style-name="P1"><text:tab/> <text:s text:c="3"/><text:span text:style-name="T2"># Compiler output with no optimization</text:span></text:p>
      <text:p text:style-name="P1"><text:tab/> <text:s text:c="3"/></text:p>
      <text:p text:style-name="P1"><text:tab/><text:span text:style-name="T9"> <text:s text:c="3"/>_main:</text:span></text:p>
      <text:p text:style-name="P4"><text:tab/> <text:s text:c="3"/>LFB3:</text:p>
      <text:p text:style-name="P4"><text:tab/> <text:s text:c="3"/>LM1:</text:p>
      <text:p text:style-name="P4"><text:tab/><text:tab/> <text:s text:c="3"/>pushl <text:s text:c="2"/>%ebp <text:s text:c="11"/># Save FP (a.k.a. base pointer)</text:p>
      <text:p text:style-name="P4"><text:tab/> <text:s text:c="3"/>LCFI0:</text:p>
      <text:p text:style-name="P4"><text:tab/><text:tab/> <text:s text:c="3"/>movl <text:s text:c="3"/>%esp, %ebp <text:s text:c="5"/># Copy SP to FP</text:p>
      <text:p text:style-name="P4"><text:tab/> <text:s text:c="3"/>LCFI1:</text:p>
      <text:p text:style-name="P4"><text:tab/><text:tab/> <text:s text:c="3"/>subl <text:s text:c="3"/>$24, %esp <text:s text:c="6"/># Advance SP</text:p>
      <text:p text:style-name="P4"><text:tab/> <text:s text:c="3"/>LCFI2:</text:p>
      <text:p text:style-name="P4"><text:tab/> <text:s text:c="3"/>LM2:</text:p>
      <text:p text:style-name="P4"><text:tab/><text:tab/> <text:s text:c="3"/>movl <text:s text:c="3"/>$5, -20(%ebp) <text:s text:c="2"/># x = 5</text:p>
      <text:p text:style-name="P4"><text:tab/> <text:s text:c="3"/>LM3:</text:p>
      <text:p text:style-name="P4"><text:tab/><text:tab/> <text:s text:c="3"/>movl <text:s text:c="3"/>$3, -16(%ebp) <text:s text:c="2"/># y = 3</text:p>
      <text:p text:style-name="P4"><text:tab/> <text:s text:c="3"/>LM4:</text:p>
      <text:p text:style-name="P4"><text:tab/><text:tab/> <text:s text:c="3"/>movl <text:s text:c="3"/>-16(%ebp), %eax # z = x + y - 2</text:p>
      <text:p text:style-name="P4"><text:tab/><text:tab/> <text:s text:c="3"/>addl <text:s text:c="3"/>-20(%ebp), %eax</text:p>
      <text:p text:style-name="P4"><text:tab/><text:tab/> <text:s text:c="3"/>subl <text:s text:c="3"/>$2, %eax</text:p>
      <text:p text:style-name="P4"><text:tab/><text:tab/> <text:s text:c="3"/>movl <text:s text:c="3"/>%eax, -12(%ebp) </text:p>
      <text:p text:style-name="P4"><text:tab/> <text:s text:c="3"/>LM5:</text:p>
      <text:p text:style-name="P4"><text:tab/><text:tab/> <text:s text:c="3"/>movl <text:s text:c="3"/>-12(%ebp), %eax # Return value goes in eax</text:p>
      <text:p text:style-name="P4"><text:tab/><text:tab/><text:tab/><text:tab/><text:tab/> <text:s text:c="3"/># Very inefficient</text:p>
      <text:p text:style-name="P4"><text:tab/><text:tab/><text:tab/><text:tab/><text:tab/> <text:s text:c="3"/># Optimizer would remove this</text:p>
      <text:p text:style-name="P4"><text:tab/> <text:s text:c="3"/>LM6:</text:p>
      <text:p text:style-name="P4"><text:tab/><text:tab/> <text:s text:c="3"/># The leave instruction restores the base pointer</text:p>
      <text:p text:style-name="P4"><text:tab/><text:tab/> <text:s text:c="3"/># and other items in a single instruction cycle.</text:p>
      <text:p text:style-name="P4"><text:tab/><text:tab/> <text:s text:c="3"/># This is a good example of a CISC instruction.</text:p>
      <text:p text:style-name="P4"><text:tab/><text:tab/> <text:s text:c="3"/>leave</text:p>
      <text:p text:style-name="P4"><text:tab/><text:tab/> <text:s text:c="3"/>ret</text:p>
      <text:p text:style-name="P1"><text:tab/></text:p>
      <text:p text:style-name="P1"/>
      <text:p text:style-name="P1"><text:tab/><text:span text:style-name="T10"># Compiled with -O (basic optimizations)</text:span></text:p>
      <text:p text:style-name="P1"><text:tab/></text:p>
      <text:p text:style-name="P1"><text:tab/><text:span text:style-name="T12">_main:</text:span></text:p>
      <text:p text:style-name="P5"><text:tab/><text:tab/>pushl <text:s text:c="2"/>%ebp <text:s text:c="11"/># Save base pointer</text:p>
      <text:p text:style-name="P5"><text:tab/><text:tab/>movl <text:s text:c="3"/>%esp, %ebp <text:s text:c="5"/># Set base pointer to stack pointer</text:p>
      <text:p text:style-name="P5"><text:soft-page-break/><text:tab/><text:tab/></text:p>
      <text:p text:style-name="P5"><text:tab/><text:tab/>movl <text:s text:c="3"/>$6, %eax <text:s text:c="7"/># Return 6</text:p>
      <text:p text:style-name="P5"><text:tab/><text:tab/></text:p>
      <text:p text:style-name="P5"><text:tab/><text:tab/>leave <text:s text:c="18"/># Restore base and stack pointers</text:p>
      <text:p text:style-name="P5"><text:tab/><text:tab/>ret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20:34:15.817122225</meta:creation-date>
    <dc:date>2019-04-17T20:41:10.363490458</dc:date>
    <meta:editing-duration>P0D</meta:editing-duration>
    <meta:editing-cycles>1</meta:editing-cycles>
    <meta:document-statistic meta:table-count="0" meta:image-count="0" meta:object-count="0" meta:page-count="2" meta:paragraph-count="55" meta:word-count="189" meta:character-count="1224" meta:non-whitespace-character-count="733"/>
    <meta:generator>LibreOffice/4.2.3.3$Linux_x86 LibreOffice_project/420m0$Build-3</meta:generator>
  </office:meta>
</office:document-meta>
</file>